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347in"/>
    </style:style>
    <style:style style:name="Table1.B" style:family="table-column">
      <style:table-column-properties style:column-width="2.2625in"/>
    </style:style>
    <style:style style:name="Table1.C" style:family="table-column">
      <style:table-column-properties style:column-width="2.9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ute Frage – die Initialisierung deines Programms ist der wichtigste Schritt für eine <text:span text:style-name="Strong_20_Emphasis">saubere, automatische und fehlerfreie</text:span> Nutzung. Neben den Punkten, die du bereits abfragst, kannst du noch einige weitere Daten abfragen, um das Programm robuster, anpassbarer und intelligenter zu machen.</text:p>
      <text:p text:style-name="Horizontal_20_Line"/>
      <text:h text:style-name="Heading_20_2" text:outline-level="2">✅ Du hast schon (gut!):</text:h>
      <text:list text:style-name="L1">
        <text:list-item>
          <text:p text:style-name="P2">✅ <text:span text:style-name="Source_20_Text">Email-Adresse</text:span></text:p>
        </text:list-item>
        <text:list-item>
          <text:p text:style-name="P2">✅ <text:span text:style-name="Source_20_Text">Passwort</text:span></text:p>
        </text:list-item>
        <text:list-item>
          <text:p text:style-name="P2">✅ <text:span text:style-name="Source_20_Text">SMTP-Server + Port</text:span></text:p>
        </text:list-item>
        <text:list-item>
          <text:p text:style-name="P2">✅ <text:span text:style-name="Source_20_Text">IMAP-Server + Port</text:span></text:p>
        </text:list-item>
        <text:list-item>
          <text:p text:style-name="P2">✅ <text:span text:style-name="Source_20_Text">Antwortfilter</text:span>: Auf welche E-Mails soll geantwortet werden?</text:p>
        </text:list-item>
        <text:list-item>
          <text:p text:style-name="P2">✅ <text:span text:style-name="Source_20_Text">KI-Modus</text:span>: Absolut (immer dieselbe Antwort) vs. KI-generiert</text:p>
        </text:list-item>
        <text:list-item>
          <text:p text:style-name="P2">✅ <text:span text:style-name="Source_20_Text">E-Mail-Check-Intervall (Refresh-Time-Delay)</text:span></text:p>
        </text:list-item>
      </text:list>
      <text:p text:style-name="Horizontal_20_Line"/>
      <text:h text:style-name="Heading_20_2" text:outline-level="2">💡 Weitere sinnvolle Abfragen bei der Initialisierung</text:h>
      <text:h text:style-name="Heading_20_3" text:outline-level="3">1. <text:span text:style-name="Strong_20_Emphasis">Absendername (für deine Antwort-Mail)</text:span></text:h>
      <text:p text:style-name="Text_20_body">Wenn du antwortest, steht da:<text:line-break/><text:span text:style-name="Source_20_Text">From: Max Mustermann &lt;deineemail@...&gt;</text:span></text:p>
      <text:p text:style-name="Text_20_body">→ Abfrage:</text:p>
      <text:p text:style-name="P1"><text:span text:style-name="Source_20_Text">Wie soll dein Name im Absender angezeigt werden?</text:span></text:p>
      <text:p text:style-name="Horizontal_20_Line"/>
      <text:h text:style-name="Heading_20_3" text:outline-level="3">2. <text:span text:style-name="Strong_20_Emphasis">Standardantwort (für absoluten Modus)</text:span></text:h>
      <text:p text:style-name="Text_20_body">Wenn nicht im KI-Modus:<text:line-break/>→ Welche Nachricht soll gesendet werden?</text:p>
      <text:p text:style-name="Text_20_body">Abfrage:</text:p>
      <text:p text:style-name="P1"><text:span text:style-name="Source_20_Text">Welche Nachricht soll automatisch gesendet werden? (Du kannst später auch KI-Antwort aktivieren)</text:span></text:p>
      <text:p text:style-name="Horizontal_20_Line"/>
      <text:h text:style-name="Heading_20_3" text:outline-level="3">3. <text:span text:style-name="Strong_20_Emphasis">Antwortbedingungen (Filtertyp)</text:span></text:h>
      <text:p text:style-name="Text_20_body">Sollen nur <text:span text:style-name="Strong_20_Emphasis">bestimmte</text:span> Absender erlaubt sein?<text:line-break/>Oder: Soll <text:span text:style-name="Strong_20_Emphasis">immer geantwortet werden</text:span>, außer bei Ausschlussregeln?</text:p>
      <text:p text:style-name="Text_20_body">Abfrage z. B.:</text:p>
      <text:p text:style-name="Preformatted_20_Text"><text:soft-page-break/><text:span text:style-name="Source_20_Text">Wie soll gefiltert werden? <text:s/></text:span></text:p>
      <text:p text:style-name="Preformatted_20_Text"><text:span text:style-name="Source_20_Text">[1] Nur bestimmte Absender erlauben (Whitelist) <text:s/></text:span></text:p>
      <text:p text:style-name="P1"><text:span text:style-name="Source_20_Text">[2] Alle erlauben, außer bestimmten (Blacklist)</text:span></text:p>
      <text:p text:style-name="Horizontal_20_Line"/>
      <text:h text:style-name="Heading_20_3" text:outline-level="3">4. <text:span text:style-name="Strong_20_Emphasis">Maximale Antworten pro Absender / Tag (Anti-Spam)</text:span></text:h>
      <text:p text:style-name="Text_20_body">Schützt vor Schleifen oder Spam.</text:p>
      <text:p text:style-name="Text_20_body">Abfrage:</text:p>
      <text:p text:style-name="P1"><text:span text:style-name="Source_20_Text">Wie oft darf ReMailD einem Absender pro Tag antworten? (Standard: 1)</text:span></text:p>
      <text:p text:style-name="Text_20_body">Das kannst du in einem Log speichern und nachverfolgen.</text:p>
      <text:p text:style-name="Horizontal_20_Line"/>
      <text:h text:style-name="Heading_20_3" text:outline-level="3">5. <text:span text:style-name="Strong_20_Emphasis">Logging-Level / Debug-Modus aktivieren?</text:span></text:h>
      <text:p text:style-name="Text_20_body">Nur für fortgeschrittene User, aber hilfreich:</text:p>
      <text:p text:style-name="P1"><text:span text:style-name="Source_20_Text">Debug-Modus aktivieren? (y/n)</text:span></text:p>
      <text:p text:style-name="Horizontal_20_Line"/>
      <text:h text:style-name="Heading_20_3" text:outline-level="3">6. <text:span text:style-name="Strong_20_Emphasis">Spracheinstellung (z. B. „de“, „en“) für zukünftige Features / KI-Output</text:span></text:h>
      <text:p text:style-name="Text_20_body">→ Auch für KI-Antworten relevant.</text:p>
      <text:p text:style-name="P1"><text:span text:style-name="Source_20_Text">In welcher Sprache sollen Antworten geschrieben sein?</text:span></text:p>
      <text:p text:style-name="Horizontal_20_Line"/>
      <text:h text:style-name="Heading_20_3" text:outline-level="3">7. <text:span text:style-name="Strong_20_Emphasis">KI-Schreibstil (wenn KI-Modus aktiv)</text:span></text:h>
      <text:p text:style-name="Text_20_body">z. B. „freundlich, förmlich“, „kurz und direkt“, „locker und sympathisch“</text:p>
      <text:p text:style-name="Text_20_body">Abfrage:</text:p>
      <text:p text:style-name="P1"><text:span text:style-name="Source_20_Text">Wie soll der Schreibstil der KI-Antworten sein?</text:span></text:p>
      <text:p text:style-name="Horizontal_20_Line"/>
      <text:h text:style-name="Heading_20_3" text:outline-level="3">8. <text:span text:style-name="Strong_20_Emphasis">Mailordner definieren</text:span></text:h>
      <text:p text:style-name="Text_20_body">Nicht jeder möchte nur <text:span text:style-name="Source_20_Text">INBOX</text:span>.<text:line-break/>→ Du könntest das später erweitern:</text:p>
      <text:p text:style-name="P1"><text:span text:style-name="Source_20_Text">Aus welchem Ordner sollen neue Mails gecheckt werden? (Standard: INBOX)</text:span></text:p>
      <text:p text:style-name="Horizontal_20_Line"/>
      <text:h text:style-name="Heading_20_3" text:outline-level="3">9. <text:span text:style-name="Strong_20_Emphasis">Signatur an jede Antwort anhängen?</text:span></text:h>
      <text:p text:style-name="P1"><text:span text:style-name="Source_20_Text">Möchtest du eine Signatur an jede Antwort anhängen? (z. B. "Mit freundlichen Grüßen …")</text:span></text:p>
      <text:p text:style-name="Horizontal_20_Line"/>
      <text:h text:style-name="Heading_20_2" text:outline-level="2"><text:soft-page-break/>🧠 Bonus: System-Einstellungen speichern?</text:h>
      <text:p text:style-name="Text_20_body">Du könntest fragen:</text:p>
      <text:p text:style-name="P1"><text:span text:style-name="Source_20_Text">Möchtest du diese Konfiguration speichern, damit du sie später laden kannst? (y/n)</text:span></text:p>
      <text:p text:style-name="Text_20_body">Dann speicherst du alles als <text:span text:style-name="Source_20_Text">user_config.json</text:span> mit Timestamp und kannst sie später wieder laden.</text:p>
      <text:p text:style-name="Horizontal_20_Line"/>
      <text:h text:style-name="Heading_20_2" text:outline-level="2">🧾 Zusammenfassung: Weitere Felder zur Abfrag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Kategorie</text:p>
            </table:table-cell>
            <table:table-cell table:style-name="Table1.A1" office:value-type="string">
              <text:p text:style-name="Table_20_Heading">Feldname</text:p>
            </table:table-cell>
            <table:table-cell table:style-name="Table1.A1" office:value-type="string">
              <text:p text:style-name="Table_20_Heading">Warum nützlich?</text:p>
            </table:table-cell>
          </table:table-row>
        </table:table-header-rows>
        <table:table-row>
          <table:table-cell table:style-name="Table1.A1" office:value-type="string">
            <text:p text:style-name="Table_20_Contents">📧 Absendername</text:p>
          </table:table-cell>
          <table:table-cell table:style-name="Table1.A1" office:value-type="string">
            <text:p text:style-name="Table_20_Contents"><text:span text:style-name="Source_20_Text">display_name</text:span></text:p>
          </table:table-cell>
          <table:table-cell table:style-name="Table1.A1" office:value-type="string">
            <text:p text:style-name="Table_20_Contents">E-Mails wirken persönlicher</text:p>
          </table:table-cell>
        </table:table-row>
        <table:table-row>
          <table:table-cell table:style-name="Table1.A1" office:value-type="string">
            <text:p text:style-name="Table_20_Contents">📝 Standardantwort</text:p>
          </table:table-cell>
          <table:table-cell table:style-name="Table1.A1" office:value-type="string">
            <text:p text:style-name="Table_20_Contents"><text:span text:style-name="Source_20_Text">default_reply_message</text:span></text:p>
          </table:table-cell>
          <table:table-cell table:style-name="Table1.A1" office:value-type="string">
            <text:p text:style-name="Table_20_Contents">Für einfachen, statischen Modus</text:p>
          </table:table-cell>
        </table:table-row>
        <table:table-row>
          <table:table-cell table:style-name="Table1.A1" office:value-type="string">
            <text:p text:style-name="Table_20_Contents">🎛️ Filterlogik</text:p>
          </table:table-cell>
          <table:table-cell table:style-name="Table1.A1" office:value-type="string">
            <text:p text:style-name="Table_20_Contents"><text:span text:style-name="Source_20_Text">filter_mode</text:span> (Whitelist/Blacklist)</text:p>
          </table:table-cell>
          <table:table-cell table:style-name="Table1.A1" office:value-type="string">
            <text:p text:style-name="Table_20_Contents">Flexibler Umgang mit Regeln</text:p>
          </table:table-cell>
        </table:table-row>
        <table:table-row>
          <table:table-cell table:style-name="Table1.A1" office:value-type="string">
            <text:p text:style-name="Table_20_Contents">🔄 Antwortlimit</text:p>
          </table:table-cell>
          <table:table-cell table:style-name="Table1.A1" office:value-type="string">
            <text:p text:style-name="Table_20_Contents"><text:span text:style-name="Source_20_Text">reply_limit_per_sender</text:span></text:p>
          </table:table-cell>
          <table:table-cell table:style-name="Table1.A1" office:value-type="string">
            <text:p text:style-name="Table_20_Contents">Anti-Spam &amp; Schleifenvermeidung</text:p>
          </table:table-cell>
        </table:table-row>
        <table:table-row>
          <table:table-cell table:style-name="Table1.A1" office:value-type="string">
            <text:p text:style-name="Table_20_Contents">🧪 Debugging</text:p>
          </table:table-cell>
          <table:table-cell table:style-name="Table1.A1" office:value-type="string">
            <text:p text:style-name="Table_20_Contents"><text:span text:style-name="Source_20_Text">debug_mode</text:span></text:p>
          </table:table-cell>
          <table:table-cell table:style-name="Table1.A1" office:value-type="string">
            <text:p text:style-name="Table_20_Contents">Detailliertes Logging aktivieren</text:p>
          </table:table-cell>
        </table:table-row>
        <table:table-row>
          <table:table-cell table:style-name="Table1.A1" office:value-type="string">
            <text:p text:style-name="Table_20_Contents">🌍 Sprache</text:p>
          </table:table-cell>
          <table:table-cell table:style-name="Table1.A1" office:value-type="string">
            <text:p text:style-name="Table_20_Contents"><text:span text:style-name="Source_20_Text">language</text:span></text:p>
          </table:table-cell>
          <table:table-cell table:style-name="Table1.A1" office:value-type="string">
            <text:p text:style-name="Table_20_Contents">Für KI-Antworten / Lokalisierung</text:p>
          </table:table-cell>
        </table:table-row>
        <table:table-row>
          <table:table-cell table:style-name="Table1.A1" office:value-type="string">
            <text:p text:style-name="Table_20_Contents">✍️ Schreibstil</text:p>
          </table:table-cell>
          <table:table-cell table:style-name="Table1.A1" office:value-type="string">
            <text:p text:style-name="Table_20_Contents"><text:span text:style-name="Source_20_Text">style</text:span></text:p>
          </table:table-cell>
          <table:table-cell table:style-name="Table1.A1" office:value-type="string">
            <text:p text:style-name="Table_20_Contents">KI-Antwort anpassen</text:p>
          </table:table-cell>
        </table:table-row>
        <table:table-row>
          <table:table-cell table:style-name="Table1.A1" office:value-type="string">
            <text:p text:style-name="Table_20_Contents">📂 Mailbox</text:p>
          </table:table-cell>
          <table:table-cell table:style-name="Table1.A1" office:value-type="string">
            <text:p text:style-name="Table_20_Contents"><text:span text:style-name="Source_20_Text">mailbox</text:span> (INBOX, etc.)</text:p>
          </table:table-cell>
          <table:table-cell table:style-name="Table1.A1" office:value-type="string">
            <text:p text:style-name="Table_20_Contents">Für spätere Features (z. B. andere Ordner)</text:p>
          </table:table-cell>
        </table:table-row>
        <table:table-row>
          <table:table-cell table:style-name="Table1.A1" office:value-type="string">
            <text:p text:style-name="Table_20_Contents">✒️ Signatur</text:p>
          </table:table-cell>
          <table:table-cell table:style-name="Table1.A1" office:value-type="string">
            <text:p text:style-name="Table_20_Contents"><text:span text:style-name="Source_20_Text">signature</text:span></text:p>
          </table:table-cell>
          <table:table-cell table:style-name="Table1.A1" office:value-type="string">
            <text:p text:style-name="Table_20_Contents">Automatische Grußformel</text:p>
          </table:table-cell>
        </table:table-row>
        <table:table-row>
          <table:table-cell table:style-name="Table1.A1" office:value-type="string">
            <text:p text:style-name="Table_20_Contents">💾 Speicherung</text:p>
          </table:table-cell>
          <table:table-cell table:style-name="Table1.A1" office:value-type="string">
            <text:p text:style-name="Table_20_Contents"><text:span text:style-name="Source_20_Text">save_config</text:span></text:p>
          </table:table-cell>
          <table:table-cell table:style-name="Table1.A1" office:value-type="string">
            <text:p text:style-name="Table_20_Contents">Wiederverwendbare Konfiguration ermöglichen</text:p>
          </table:table-cell>
        </table:table-row>
      </table:table>
      <text:p text:style-name="Horizontal_20_Line"/>
      <text:p text:style-name="Text_20_body">Wenn du willst, kann ich dir daraus direkt eine <text:span text:style-name="Source_20_Text">prompt_toolkit</text:span>-basierte Initialisierungsfunktion aufbauen – du musst nur sagen, ob du das per Einzelfragen oder im Menü willst.</text:p>
      <text:p text:style-name="Text_20_body">Will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6:37:15.356436096</meta:creation-date>
    <dc:date>2025-07-01T16:37:29.846532446</dc:date>
    <meta:editing-duration>PT14S</meta:editing-duration>
    <meta:editing-cycles>1</meta:editing-cycles>
    <meta:document-statistic meta:table-count="1" meta:image-count="0" meta:object-count="0" meta:page-count="3" meta:paragraph-count="84" meta:word-count="456" meta:character-count="3287" meta:non-whitespace-character-count="2916"/>
    <meta:generator>LibreOffice/24.2.7.2$Linux_X86_64 LibreOffice_project/420$Build-2</meta:generator>
  </office:meta>
</office:document-meta>
</file>